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99cm" style:rel-column-width="23093*"/>
    </style:style>
    <style:style style:name="Tabla6.B" style:family="table-column">
      <style:table-column-properties style:column-width="11.008cm" style:rel-column-width="42442*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monospace"/>
    </style:style>
    <style:style style:name="P5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sto MT"/>
    </style:style>
    <style:style style:name="P9" style:family="paragraph" style:parent-style-name="Preformatted_20_Text">
      <style:paragraph-properties fo:text-align="start" style:justify-single-word="false" style:writing-mode="lr-tb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1" style:family="paragraph" style:parent-style-name="Preformatted_20_Text">
      <style:paragraph-properties fo:text-align="justify" style:justify-single-word="false"/>
      <style:text-properties style:font-name="monospace"/>
    </style:style>
    <style:style style:name="P12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sto MT"/>
    </style:style>
    <style:style style:name="P15" style:family="paragraph" style:parent-style-name="Preformatted_20_Text">
      <style:paragraph-properties fo:text-align="justify" style:justify-single-word="false"/>
      <style:text-properties style:font-name="monospace"/>
    </style:style>
    <style:style style:name="P16" style:family="paragraph" style:parent-style-name="Preformatted_20_Text">
      <style:paragraph-properties fo:text-align="start" style:justify-single-word="false" style:writing-mode="lr-tb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rvicios que debe prestar el Servlet para el sistema de reservas</text:p>
      <text:p text:style-name="P1"/>
      <text:p text:style-name="P6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lave</text:p>
          </table:table-cell>
          <table:table-cell table:style-name="Tabla1.B1" office:value-type="string">
            <text:p text:style-name="P7">Valor</text:p>
          </table:table-cell>
        </table:table-row>
        <table:table-row>
          <table:table-cell table:style-name="Tabla1.A2" office:value-type="string">
            <text:p text:style-name="P8">name</text:p>
          </table:table-cell>
          <table:table-cell table:style-name="Tabla1.B2" office:value-type="string">
            <text:p text:style-name="P8">getConfig</text:p>
          </table:table-cell>
        </table:table-row>
        <table:table-row>
          <table:table-cell table:style-name="Tabla1.A2" office:value-type="string">
            <text:p text:style-name="P8">resourceGroup</text:p>
          </table:table-cell>
          <table:table-cell table:style-name="Tabla1.B2" office:value-type="string">
            <text:p text:style-name="P8">Id grupo obtenido del AP</text:p>
          </table:table-cell>
        </table:table-row>
        <table:table-row>
          <table:table-cell table:style-name="Tabla1.A2" office:value-type="string">
            <text:p text:style-name="P8">fromYear</text:p>
          </table:table-cell>
          <table:table-cell table:style-name="Tabla1.B2" office:value-type="string">
            <text:p text:style-name="P8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Month</text:p>
          </table:table-cell>
          <table:table-cell table:style-name="Tabla1.B2" office:value-type="string">
            <text:p text:style-name="P8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Date</text:p>
          </table:table-cell>
          <table:table-cell table:style-name="Tabla1.B2" office:value-type="string">
            <text:p text:style-name="P8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toYear</text:p>
          </table:table-cell>
          <table:table-cell table:style-name="Tabla1.B2" office:value-type="string">
            <text:p text:style-name="P8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Month</text:p>
          </table:table-cell>
          <table:table-cell table:style-name="Tabla1.B2" office:value-type="string">
            <text:p text:style-name="P8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Date</text:p>
          </table:table-cell>
          <table:table-cell table:style-name="Tabla1.B2" office:value-type="string">
            <text:p text:style-name="P8">Fecha (día)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ame": "config",</text:p>
      <text:p text:style-name="P11"><text:s text:c="3"/>"range": {</text:p>
      <text:p text:style-name="P11"><text:tab/>"resourceGruopID": "value", </text:p>
      <text:p text:style-name="P11"><text:tab/>"fromYear": "value",</text:p>
      <text:p text:style-name="P11"><text:tab/>"fromMonth": "value",</text:p>
      <text:p text:style-name="P11"><text:tab/>"fromDate": "value",</text:p>
      <text:p text:style-name="P11"><text:tab/>"toYear": "value",</text:p>
      <text:p text:style-name="P11"><text:tab/>"toMonth": "value",</text:p>
      <text:p text:style-name="P11"><text:tab/>"toDate": "value"</text:p>
      <text:p text:style-name="P11"><text:s text:c="3"/>},</text:p>
      <text:p text:style-name="P11"><text:s text:c="3"/>"slots": [</text:p>
      <text:p text:style-name="P9"><text:s text:c="3"/><text:tab/>{</text:p>
      <text:p text:style-name="P10"><text:tab/> <text:s text:c="3"/>"id": "value", </text:p>
      <text:p text:style-name="P10"><text:tab/> <text:s text:c="3"/>"day": "value", </text:p>
      <text:p text:style-name="P10"><text:tab/> <text:s text:c="3"/>"from": "value", </text:p>
      <text:p text:style-name="P10"><text:s/><text:tab/> <text:s text:c="3"/>"to": "value", </text:p>
      <text:p text:style-name="P10"><text:tab/> <text:s text:c="3"/>"min": "value", </text:p>
      <text:p text:style-name="P10"><text:tab/> <text:s text:c="3"/>"max": "value", </text:p>
      <text:p text:style-name="P10"><text:tab/> <text:s text:c="3"/>"steep": "value", </text:p>
      <text:p text:style-name="P10"><text:tab/> <text:s text:c="3"/>"tolerance": "value",</text:p>
      <text:p text:style-name="P10"><text:tab/> <text:s text:c="3"/>"alias": "value"</text:p>
      <text:p text:style-name="P10"><text:s text:c="6"/>},</text:p>
      <text:p text:style-name="P10"><text:tab/>.</text:p>
      <text:p text:style-name="P10"><text:tab/>.</text:p>
      <text:p text:style-name="P10"><text:s text:c="3"/>]</text:p>
      <text:p text:style-name="P10">}</text:p>
      <text:p text:style-name="P6"><text:soft-page-break/>Servicio: getAvailability</text:p>
      <text:p text:style-name="P2"/>
      <text:p text:style-name="P2">Dado un grupo de recursos, una fecha y un slot determinados, retorna los recursos que esten reservados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Clave</text:p>
          </table:table-cell>
          <table:table-cell table:style-name="Tabla2.B1" office:value-type="string">
            <text:p text:style-name="P7">Valor</text:p>
          </table:table-cell>
        </table:table-row>
        <table:table-row>
          <table:table-cell table:style-name="Tabla2.A2" office:value-type="string">
            <text:p text:style-name="P8">name</text:p>
          </table:table-cell>
          <table:table-cell table:style-name="Tabla2.B2" office:value-type="string">
            <text:p text:style-name="P8">getAvailability</text:p>
          </table:table-cell>
        </table:table-row>
        <table:table-row>
          <table:table-cell table:style-name="Tabla2.A2" office:value-type="string">
            <text:p text:style-name="P8">resourceGroup</text:p>
          </table:table-cell>
          <table:table-cell table:style-name="Tabla2.B2" office:value-type="string">
            <text:p text:style-name="P8">Id grupo obtenido del AP</text:p>
          </table:table-cell>
        </table:table-row>
        <table:table-row>
          <table:table-cell table:style-name="Tabla2.A2" office:value-type="string">
            <text:p text:style-name="P8">dateYear</text:p>
          </table:table-cell>
          <table:table-cell table:style-name="Tabla2.B2" office:value-type="string">
            <text:p text:style-name="P8">Fecha (año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dateMonth</text:p>
          </table:table-cell>
          <table:table-cell table:style-name="Tabla2.B2" office:value-type="string">
            <text:p text:style-name="P8">Fecha (mes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dateDay</text:p>
          </table:table-cell>
          <table:table-cell table:style-name="Tabla2.B2" office:value-type="string">
            <text:p text:style-name="P8">Fecha (dia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hour</text:p>
          </table:table-cell>
          <table:table-cell table:style-name="Tabla2.B2" office:value-type="string">
            <text:p text:style-name="P8">Horario de la reserva</text:p>
          </table:table-cell>
        </table:table-row>
        <table:table-row>
          <table:table-cell table:style-name="Tabla2.A2" office:value-type="string">
            <text:p text:style-name="P8">duration</text:p>
          </table:table-cell>
          <table:table-cell table:style-name="Tabla2.B2" office:value-type="string">
            <text:p text:style-name="P8">Duración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ame": "noAvailability",</text:p>
      <text:p text:style-name="P11"><text:s text:c="2"/>"resourceGroupInDate": {</text:p>
      <text:p text:style-name="P11"><text:tab/>"resourceGruopID": "value",</text:p>
      <text:p text:style-name="P11"><text:tab/>"dateYear": "value",</text:p>
      <text:p text:style-name="P11"><text:tab/>"dateMonth": "value",</text:p>
      <text:p text:style-name="P11"><text:tab/>"dateDay": "value",</text:p>
      <text:p text:style-name="P11"><text:tab/>"hour": "value",</text:p>
      <text:p text:style-name="P11"><text:tab/>"duration": "value"</text:p>
      <text:p text:style-name="P11"><text:s text:c="3"/>},</text:p>
      <text:p text:style-name="P11"><text:s text:c="3"/>"noAvailableResources": [</text:p>
      <text:p text:style-name="P9"><text:s text:c="3"/><text:tab/>{</text:p>
      <text:p text:style-name="P10"><text:tab/> <text:s text:c="3"/>"id": "value",</text:p>
      <text:p text:style-name="P10"><text:tab/> <text:s text:c="3"/>"name": "value"</text:p>
      <text:p text:style-name="P10"><text:tab/>},</text:p>
      <text:p text:style-name="P10"><text:tab/>.</text:p>
      <text:p text:style-name="P10"><text:tab/>.</text:p>
      <text:p text:style-name="P10"><text:tab/>.</text:p>
      <text:p text:style-name="P10"><text:s text:c="3"/>]</text:p>
      <text:p text:style-name="P10">}</text:p>
      <text:p text:style-name="P2"/>
      <text:p text:style-name="P12">Servicio: confirmReserve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Clave</text:p>
          </table:table-cell>
          <table:table-cell table:style-name="Tabla3.B1" office:value-type="string">
            <text:p text:style-name="P7">Valor</text:p>
          </table:table-cell>
        </table:table-row>
        <table:table-row>
          <table:table-cell table:style-name="Tabla3.A2" office:value-type="string">
            <text:p text:style-name="P8">name</text:p>
          </table:table-cell>
          <table:table-cell table:style-name="Tabla3.B2" office:value-type="string">
            <text:p text:style-name="P8">confirmReserve</text:p>
          </table:table-cell>
        </table:table-row>
        <table:table-row>
          <table:table-cell table:style-name="Tabla3.A2" office:value-type="string">
            <text:p text:style-name="P8">resources</text:p>
          </table:table-cell>
          <table:table-cell table:style-name="Tabla3.B2" office:value-type="string">
            <text:p text:style-name="P8">Lista de recursos a reservar, identificados por código y separados por comas.</text:p>
          </table:table-cell>
        </table:table-row>
        <table:table-row>
          <table:table-cell table:style-name="Tabla3.A2" office:value-type="string">
            <text:p text:style-name="P8">dateYear</text:p>
          </table:table-cell>
          <table:table-cell table:style-name="Tabla3.B2" office:value-type="string">
            <text:p text:style-name="P8">Fecha (año) de la reserva</text:p>
          </table:table-cell>
        </table:table-row>
        <table:table-row>
          <table:table-cell table:style-name="Tabla3.A2" office:value-type="string">
            <text:p text:style-name="P8">dateMonth</text:p>
          </table:table-cell>
          <table:table-cell table:style-name="Tabla3.B2" office:value-type="string">
            <text:p text:style-name="P8">Fecha (mes) de la reserva</text:p>
          </table:table-cell>
        </table:table-row>
        <table:table-row>
          <table:table-cell table:style-name="Tabla3.A2" office:value-type="string">
            <text:p text:style-name="P8">dateDay</text:p>
          </table:table-cell>
          <table:table-cell table:style-name="Tabla3.B2" office:value-type="string">
            <text:p text:style-name="P8">Fecha (día) de la reserva</text:p>
          </table:table-cell>
        </table:table-row>
        <table:table-row>
          <table:table-cell table:style-name="Tabla3.A2" office:value-type="string">
            <text:p text:style-name="P8">hour</text:p>
          </table:table-cell>
          <table:table-cell table:style-name="Tabla3.B2" office:value-type="string">
            <text:p text:style-name="P8">Horario de la reserva</text:p>
          </table:table-cell>
        </table:table-row>
        <table:table-row>
          <table:table-cell table:style-name="Tabla3.A2" office:value-type="string">
            <text:p text:style-name="P8">duration</text:p>
          </table:table-cell>
          <table:table-cell table:style-name="Tabla3.B2" office:value-type="string">
            <text:p text:style-name="P8">Duración la reserva</text:p>
          </table:table-cell>
        </table:table-row>
        <table:table-row>
          <table:table-cell table:style-name="Tabla3.A2" office:value-type="string">
            <text:p text:style-name="P8">user</text:p>
          </table:table-cell>
          <table:table-cell table:style-name="Tabla3.B2" office:value-type="string">
            <text:p text:style-name="P8">Usuario que solicita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13"/>
      <text:p text:style-name="P12">Servicio: cancelReserve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Clave</text:p>
          </table:table-cell>
          <table:table-cell table:style-name="Tabla4.B1" office:value-type="string">
            <text:p text:style-name="P7">Valor</text:p>
          </table:table-cell>
        </table:table-row>
        <table:table-row>
          <table:table-cell table:style-name="Tabla4.A2" office:value-type="string">
            <text:p text:style-name="P8">name</text:p>
          </table:table-cell>
          <table:table-cell table:style-name="Tabla4.B2" office:value-type="string">
            <text:p text:style-name="P8">cancelReserve</text:p>
          </table:table-cell>
        </table:table-row>
        <table:table-row>
          <table:table-cell table:style-name="Tabla4.A2" office:value-type="string">
            <text:p text:style-name="P8">reserveId</text:p>
          </table:table-cell>
          <table:table-cell table:style-name="Tabla4.B2" office:value-type="string">
            <text:p text:style-name="P8">Código identificador de la reserva</text:p>
          </table:table-cell>
        </table:table-row>
        <table:table-row>
          <table:table-cell table:style-name="Tabla4.A2" office:value-type="string">
            <text:p text:style-name="P8">user</text:p>
          </table:table-cell>
          <table:table-cell table:style-name="Tabla4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a confimación de que la reserva fue cancelada. En caso de ocurrir algún error, retorna el código correspondiente.</text:p>
      <text:p text:style-name="P2"/>
      <text:p text:style-name="P13"/>
      <text:p text:style-name="P12">Servicio: getReserve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Clave</text:p>
          </table:table-cell>
          <table:table-cell table:style-name="Tabla5.B1" office:value-type="string">
            <text:p text:style-name="P7">Valor</text:p>
          </table:table-cell>
        </table:table-row>
        <table:table-row>
          <table:table-cell table:style-name="Tabla5.A2" office:value-type="string">
            <text:p text:style-name="P8">name</text:p>
          </table:table-cell>
          <table:table-cell table:style-name="Tabla5.B2" office:value-type="string">
            <text:p text:style-name="P8">getReserve</text:p>
          </table:table-cell>
        </table:table-row>
        <table:table-row>
          <table:table-cell table:style-name="Tabla5.A2" office:value-type="string">
            <text:p text:style-name="P8">reserveId</text:p>
          </table:table-cell>
          <table:table-cell table:style-name="Tabla5.B2" office:value-type="string">
            <text:p text:style-name="P8">Código identificador de la reserva</text:p>
          </table:table-cell>
        </table:table-row>
        <table:table-row>
          <table:table-cell table:style-name="Tabla5.A2" office:value-type="string">
            <text:p text:style-name="P8">user</text:p>
          </table:table-cell>
          <table:table-cell table:style-name="Tabla5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ame": "reserve",</text:p>
      <text:p text:style-name="P11"><text:s text:c="2"/>"data": {</text:p>
      <text:p text:style-name="P11"><text:tab/>"id": "value",</text:p>
      <text:p text:style-name="P11"><text:tab/>"datetime_reserve": "value",</text:p>
      <text:p text:style-name="P11"><text:s text:c="3"/><text:tab/>"datetime_realization": "value",</text:p>
      <text:p text:style-name="P11"><text:s text:c="3"/><text:tab/>"duration": "value",</text:p>
      <text:p text:style-name="P11"><text:s text:c="3"/><text:tab/>"expiry": "value"</text:p>
      <text:p text:style-name="P11"><text:s text:c="2"/>},</text:p>
      <text:p text:style-name="P11"><text:s text:c="2"/>"resources": [</text:p>
      <text:p text:style-name="P9"><text:s text:c="3"/><text:tab/>{</text:p>
      <text:p text:style-name="P9"><text:span text:style-name="T1"><text:tab/> <text:s text:c="3"/>"id": "value",</text:span></text:p>
      <text:p text:style-name="P9"><text:span text:style-name="T1"><text:tab/> <text:s text:c="3"/>"name": "value",</text:span></text:p>
      <text:p text:style-name="P9"><text:span text:style-name="T1"><text:tab/> <text:s text:c="3"/>"description": "value"</text:span></text:p>
      <text:p text:style-name="P9"><text:span text:style-name="T1"><text:tab/>},</text:span></text:p>
      <text:p text:style-name="P10"><text:tab/>.</text:p>
      <text:p text:style-name="P10"><text:tab/>.</text:p>
      <text:p text:style-name="P10"><text:tab/>.</text:p>
      <text:p text:style-name="P11"><text:s text:c="3"/>]</text:p>
      <text:p text:style-name="P10">}}</text:p>
      <text:p text:style-name="P2"/>
      <text:p text:style-name="P2"/>
      <text:p text:style-name="P12">Servicio: getLayout</text:p>
      <text:p text:style-name="P2"/>
      <text:p text:style-name="P2">Dado un grupo de recursos, retorna su configuración visual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Clave</text:p>
          </table:table-cell>
          <table:table-cell table:style-name="Tabla6.B1" office:value-type="string">
            <text:p text:style-name="P7">Valor</text:p>
          </table:table-cell>
        </table:table-row>
        <table:table-row>
          <table:table-cell table:style-name="Tabla6.A2" office:value-type="string">
            <text:p text:style-name="P8">name</text:p>
          </table:table-cell>
          <table:table-cell table:style-name="Tabla6.B2" office:value-type="string">
            <text:p text:style-name="P8">getAvailability</text:p>
          </table:table-cell>
        </table:table-row>
        <table:table-row>
          <table:table-cell table:style-name="Tabla6.A2" office:value-type="string">
            <text:p text:style-name="P8">resourceGroup</text:p>
          </table:table-cell>
          <table:table-cell table:style-name="Tabla6.B2" office:value-type="string">
            <text:p text:style-name="P8">Id grupo obtenido del AP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almacenado en la base de datos, en la tabla jos_resources_group:</text:p>
      <text:p text:style-name="P4"/>
      <text:p text:style-name="P4"/>
      <text:p text:style-name="P4"/>
      <text:p text:style-name="P4"/>
      <text:p text:style-name="P12">Ejemplos</text:p>
      <text:p text:style-name="P2"/>
      <text:p text:style-name="P2"><text:a xlink:type="simple" xlink:href="http://localhost:8080/ReservasServlet/Reserves?name=getConfig&amp;resourceGroup=1&amp;fromYear=2009&amp;fromMonth=8&amp;fromDate=1&amp;toYear=2009&amp;toMonth=8&amp;toDate=31">http://localhost:8080/ReservasServlet/Reserves?name=getConfig&amp;resourceGroup=1&amp;fromYear=2009&amp;fromMonth=8&amp;fromDate=1&amp;toYear=2009&amp;toMonth=8&amp;toDate=31</text:a></text:p>
      <text:p text:style-name="P2"/>
      <text:p text:style-name="P2"><text:a xlink:type="simple" xlink:href="http://localhost:8080/ReservasServlet/Reserves?name=getAvailability&amp;resourceGroup=1&amp;dateYear=2009&amp;dateMonth=8&amp;dateDay=1&amp;hour=18:00:00&amp;duration=01:00:00">http://localhost:8080/ReservasServlet/Reserves?name=getAvailability&amp;resourceGroup=1&amp;dateYear=2009&amp;dateMonth=8&amp;dateDay=1&amp;hour=18:00:00&amp;duration=01:00:00</text:a></text:p>
      <text:p text:style-name="P2"/>
      <text:p text:style-name="P2"><text:a xlink:type="simple" xlink:href="http://localhost:8080/ReservasServlet/Reserves?name=getLayout&amp;resourceGroup=1">http://localhost:8080/ReservasServlet/Reserves?name=getLayout&amp;resourceGroup=1</text:a></text:p>
      <text:p text:style-name="P2"/>
      <text:p text:style-name="P2"><text:a xlink:type="simple" xlink:href="http://localhost:8080/ReservasServlet/Reserves?name=confirmReservation&amp;resources=1,5&amp;dateYear=2009&amp;dateMonth=10&amp;dateDay=25&amp;hour=18:00:00&amp;duration=02:00:00&amp;user=23">http://localhost:8080/ReservasServlet/Reserves?name=confirmReserve&amp;resources=1,5&amp;dateYear=2009&amp;dateMonth=10&amp;dateDay=25&amp;hour=18:00:00&amp;duration=02:00:00&amp;user=23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10-15T17:00:01.06</dc:date>
    <dc:creator>Luis Ignacio Aita</dc:creator>
    <meta:editing-duration>PT17H49M18S</meta:editing-duration>
    <meta:editing-cycles>49</meta:editing-cycles>
    <meta:generator>OpenOffice.org/3.0$Win32 OpenOffice.org_project/300m15$Build-9379</meta:generator>
    <meta:printed-by>Luis Ignacio Aita</meta:printed-by>
    <meta:print-date>2009-10-13T16:33:05.53</meta:print-date>
    <meta:document-statistic meta:table-count="6" meta:image-count="0" meta:object-count="0" meta:page-count="7" meta:paragraph-count="168" meta:word-count="658" meta:character-count="4818"/>
    <meta:user-defined meta:name="Información 1"/>
    <meta:user-defined meta:name="Información 2"/>
    <meta:user-defined meta:name="Información 3"/>
    <meta:user-defined meta:name="Información 4"/>
  </office:meta>
</office:document-meta>
</file>